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60">
      <style:text-properties style:text-position=""/>
    </style:style>
    <style:style style:name="ce3" style:family="table-cell" style:parent-style-name="Default" style:data-style-name="N10000">
      <style:text-properties style:text-position=""/>
    </style:style>
    <style:style style:name="ce4" style:family="table-cell" style:parent-style-name="Default" style:data-style-name="N10061">
      <style:text-properties style:text-position="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0120"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1" style:family="table-cell" style:parent-style-name="Default" style:data-style-name="N10061"/>
    <style:style style:name="ce12" style:family="table-cell" style:parent-style-name="Default" style:data-style-name="N10060"/>
    <style:style style:name="ce13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120"/>
  </office:automatic-styles>
  <office:body>
    <office:spreadsheet>
      <table:table table:name="Torus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10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number-columns-repeated="2" table:default-cell-style-name="Default"/>
        <table:table-row table:style-name="ro2">
          <table:table-cell table:style-name="ce8" office:value-type="string" calcext:value-type="string">
            <text:p>dofs</text:p>
          </table:table-cell>
          <table:table-cell table:style-name="ce9"/>
          <table:table-cell table:style-name="ce9" office:value-type="string" calcext:value-type="string" table:number-columns-spanned="4" table:number-rows-spanned="1">
            <text:p>FEM</text:p>
          </table:table-cell>
          <table:covered-table-cell table:style-name="ce13"/>
          <table:covered-table-cell table:style-name="ce9"/>
          <table:covered-table-cell table:style-name="ce13"/>
          <table:table-cell table:style-name="ce8" office:value-type="string" calcext:value-type="string">
            <text:p>dofs</text:p>
          </table:table-cell>
          <table:table-cell table:style-name="ce9"/>
          <table:table-cell table:style-name="ce9" office:value-type="string" calcext:value-type="string" table:number-columns-spanned="4" table:number-rows-spanned="1">
            <text:p>DEC</text:p>
          </table:table-cell>
          <table:covered-table-cell table:style-name="ce13"/>
          <table:covered-table-cell table:style-name="ce9"/>
          <table:covered-table-cell table:style-name="ce13"/>
          <table:table-cell table:style-name="ce9" office:value-type="string" calcext:value-type="string">
            <text:p>flavor</text:p>
          </table:table-cell>
          <table:table-cell table:style-name="ce8" office:value-type="string" calcext:value-type="string">
            <text:p>dofs</text:p>
          </table:table-cell>
          <table:table-cell table:style-name="ce8"/>
        </table:table-row>
        <table:table-row table:style-name="ro2">
          <table:table-cell table:style-name="ce8"/>
          <table:table-cell table:style-name="ce9" office:value-type="string" calcext:value-type="string">
            <text:p>hMax</text:p>
          </table:table-cell>
          <table:table-cell table:style-name="ce9" office:value-type="string" calcext:value-type="string">
            <text:p>Err2</text:p>
          </table:table-cell>
          <table:table-cell table:style-name="ce13" office:value-type="string" calcext:value-type="string">
            <text:p>EOC</text:p>
          </table:table-cell>
          <table:table-cell table:style-name="ce9" office:value-type="string" calcext:value-type="string">
            <text:p>ErrMax</text:p>
          </table:table-cell>
          <table:table-cell table:style-name="ce13" office:value-type="string" calcext:value-type="string">
            <text:p>EOC</text:p>
          </table:table-cell>
          <table:table-cell table:style-name="ce8"/>
          <table:table-cell table:style-name="ce9" office:value-type="string" calcext:value-type="string">
            <text:p>hMax</text:p>
          </table:table-cell>
          <table:table-cell table:style-name="ce9" office:value-type="string" calcext:value-type="string">
            <text:p>Err2</text:p>
          </table:table-cell>
          <table:table-cell table:style-name="ce13" office:value-type="string" calcext:value-type="string">
            <text:p>EOC</text:p>
          </table:table-cell>
          <table:table-cell table:style-name="ce9" office:value-type="string" calcext:value-type="string">
            <text:p>ErrMax</text:p>
          </table:table-cell>
          <table:table-cell table:style-name="ce13" office:value-type="string" calcext:value-type="string">
            <text:p>EOC</text:p>
          </table:table-cell>
          <table:table-cell table:style-name="ce9" office:value-type="string" calcext:value-type="string" table:number-columns-spanned="3" table:number-rows-spanned="1">
            <text:p>Bem.</text:p>
          </table:table-cell>
          <table:covered-table-cell table:number-columns-repeated="2" table:style-name="ce8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0.484083" calcext:value-type="float">
            <text:p>0.484083</text:p>
          </table:table-cell>
          <table:table-cell table:style-name="ce11" office:value-type="float" office:value="0.00421774" calcext:value-type="float">
            <text:p>4.22E-03</text:p>
          </table:table-cell>
          <table:table-cell table:style-name="ce12"/>
          <table:table-cell table:style-name="ce11" office:value-type="float" office:value="0.00660004" calcext:value-type="float">
            <text:p>6.60E-03</text:p>
          </table:table-cell>
          <table:table-cell table:style-name="ce12"/>
          <table:table-cell office:value-type="float" office:value="432" calcext:value-type="float">
            <text:p>432</text:p>
          </table:table-cell>
          <table:table-cell office:value-type="float" office:value="0.484083" calcext:value-type="float">
            <text:p>0.484083</text:p>
          </table:table-cell>
          <table:table-cell table:style-name="ce11" office:value-type="float" office:value="0.0152675" calcext:value-type="float">
            <text:p>1.53E-02</text:p>
          </table:table-cell>
          <table:table-cell table:style-name="ce12"/>
          <table:table-cell office:value-type="float" office:value="0.0142554" calcext:value-type="float">
            <text:p>1.43E-02</text:p>
          </table:table-cell>
          <table:table-cell table:style-name="ce12"/>
          <table:table-cell table:style-name="Default" office:value-type="float" office:value="500" calcext:value-type="float">
            <text:p>500</text:p>
          </table:table-cell>
          <table:table-cell office:value-type="float" office:value="432" calcext:value-type="float">
            <text:p>432</text:p>
          </table:table-cell>
          <table:table-cell table:style-name="ce8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0.263248" calcext:value-type="float">
            <text:p>0.263248</text:p>
          </table:table-cell>
          <table:table-cell table:style-name="ce11" office:value-type="float" office:value="0.000697127" calcext:value-type="float">
            <text:p>6.97E-04</text:p>
          </table:table-cell>
          <table:table-cell table:formula="of:=LOG([.C3]/[.C4])/LOG([.$B3]/[.$B4])" office:value-type="float" office:value="2.95503255166762" calcext:value-type="float">
            <text:p>2.9550325517</text:p>
          </table:table-cell>
          <table:table-cell table:style-name="ce11" office:value-type="float" office:value="0.00112215" calcext:value-type="float">
            <text:p>1.12E-03</text:p>
          </table:table-cell>
          <table:table-cell table:formula="of:=LOG([.E3]/[.E4])/LOG([.$B3]/[.$B4])" office:value-type="float" office:value="2.90864424420083" calcext:value-type="float">
            <text:p>2.9086442442</text:p>
          </table:table-cell>
          <table:table-cell office:value-type="float" office:value="1360" calcext:value-type="float">
            <text:p>1360</text:p>
          </table:table-cell>
          <table:table-cell office:value-type="float" office:value="0.263248" calcext:value-type="float">
            <text:p>0.263248</text:p>
          </table:table-cell>
          <table:table-cell table:style-name="ce11" office:value-type="float" office:value="0.00526172" calcext:value-type="float">
            <text:p>5.26E-03</text:p>
          </table:table-cell>
          <table:table-cell table:formula="of:=LOG([.I3]/[.I4])/LOG([.$B3]/[.$B4])" office:value-type="float" office:value="1.74875028063008" calcext:value-type="float">
            <text:p>1.7487502806</text:p>
          </table:table-cell>
          <table:table-cell office:value-type="float" office:value="0.00513371" calcext:value-type="float">
            <text:p>5.13E-03</text:p>
          </table:table-cell>
          <table:table-cell table:formula="of:=LOG([.K3]/[.K4])/LOG([.$B3]/[.$B4])" office:value-type="float" office:value="1.67658329402449" calcext:value-type="float">
            <text:p>1.676583294</text:p>
          </table:table-cell>
          <table:table-cell office:value-type="string" calcext:value-type="string">
            <text:p>1k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0.214754" calcext:value-type="float">
            <text:p>0.214754</text:p>
          </table:table-cell>
          <table:table-cell table:style-name="ce11" office:value-type="float" office:value="0.000424975" calcext:value-type="float">
            <text:p>4.25E-04</text:p>
          </table:table-cell>
          <table:table-cell table:formula="of:=LOG([.C4]/[.C5])/LOG([.$B4]/[.$B5])" office:value-type="float" office:value="2.43088937145502" calcext:value-type="float">
            <text:p>2.4308893715</text:p>
          </table:table-cell>
          <table:table-cell table:style-name="ce11" office:value-type="float" office:value="0.000601834" calcext:value-type="float">
            <text:p>6.02E-04</text:p>
          </table:table-cell>
          <table:table-cell table:formula="of:=LOG([.E4]/[.E5])/LOG([.$B4]/[.$B5])" office:value-type="float" office:value="3.05996957457734" calcext:value-type="float">
            <text:p>3.0599695746</text:p>
          </table:table-cell>
          <table:table-cell office:value-type="float" office:value="2016" calcext:value-type="float">
            <text:p>2016</text:p>
          </table:table-cell>
          <table:table-cell office:value-type="float" office:value="0.214754" calcext:value-type="float">
            <text:p>0.214754</text:p>
          </table:table-cell>
          <table:table-cell table:style-name="ce11" office:value-type="float" office:value="0.00363798" calcext:value-type="float">
            <text:p>3.64E-03</text:p>
          </table:table-cell>
          <table:table-cell table:formula="of:=LOG([.I4]/[.I5])/LOG([.$B4]/[.$B5])" office:value-type="float" office:value="1.81249157626531" calcext:value-type="float">
            <text:p>1.8124915763</text:p>
          </table:table-cell>
          <table:table-cell office:value-type="float" office:value="0.0035787" calcext:value-type="float">
            <text:p>3.58E-03</text:p>
          </table:table-cell>
          <table:table-cell table:formula="of:=LOG([.K4]/[.K5])/LOG([.$B4]/[.$B5])" office:value-type="float" office:value="1.7722152371892" calcext:value-type="float">
            <text:p>1.7722152372</text:p>
          </table:table-cell>
          <table:table-cell office:value-type="string" calcext:value-type="string">
            <text:p>2k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2">
          <table:table-cell office:value-type="float" office:value="4752" calcext:value-type="float">
            <text:p>4752</text:p>
          </table:table-cell>
          <table:table-cell office:value-type="float" office:value="0.138422" calcext:value-type="float">
            <text:p>0.138422</text:p>
          </table:table-cell>
          <table:table-cell table:style-name="ce11" office:value-type="float" office:value="0.000198093" calcext:value-type="float">
            <text:p>1.98E-04</text:p>
          </table:table-cell>
          <table:table-cell table:formula="of:=LOG([.C5]/[.C6])/LOG([.$B5]/[.$B6])" office:value-type="float" office:value="1.73797294095374" calcext:value-type="float">
            <text:p>1.737972941</text:p>
          </table:table-cell>
          <table:table-cell table:style-name="ce11" office:value-type="float" office:value="0.000303846" calcext:value-type="float">
            <text:p>3.04E-04</text:p>
          </table:table-cell>
          <table:table-cell table:formula="of:=LOG([.E5]/[.E6])/LOG([.$B5]/[.$B6])" office:value-type="float" office:value="1.55619796449912" calcext:value-type="float">
            <text:p>1.5561979645</text:p>
          </table:table-cell>
          <table:table-cell office:value-type="float" office:value="4752" calcext:value-type="float">
            <text:p>4752</text:p>
          </table:table-cell>
          <table:table-cell office:value-type="float" office:value="0.138422" calcext:value-type="float">
            <text:p>0.138422</text:p>
          </table:table-cell>
          <table:table-cell table:style-name="ce11" office:value-type="float" office:value="0.00161156" calcext:value-type="float">
            <text:p>1.61E-03</text:p>
          </table:table-cell>
          <table:table-cell table:formula="of:=LOG([.I5]/[.I6])/LOG([.$B5]/[.$B6])" office:value-type="float" office:value="1.85394243787027" calcext:value-type="float">
            <text:p>1.8539424379</text:p>
          </table:table-cell>
          <table:table-cell office:value-type="float" office:value="0.00160407" calcext:value-type="float">
            <text:p>1.60E-03</text:p>
          </table:table-cell>
          <table:table-cell table:formula="of:=LOG([.K5]/[.K6])/LOG([.$B5]/[.$B6])" office:value-type="float" office:value="1.82714179595346" calcext:value-type="float">
            <text:p>1.827141796</text:p>
          </table:table-cell>
          <table:table-cell office:value-type="string" calcext:value-type="string">
            <text:p>5k</text:p>
          </table:table-cell>
          <table:table-cell office:value-type="float" office:value="4752" calcext:value-type="float">
            <text:p>4752</text:p>
          </table:table-cell>
          <table:table-cell/>
        </table:table-row>
        <table:table-row table:style-name="ro2">
          <table:table-cell office:value-type="float" office:value="10192" calcext:value-type="float">
            <text:p>10192</text:p>
          </table:table-cell>
          <table:table-cell office:value-type="float" office:value="0.0940568" calcext:value-type="float">
            <text:p>0.0940568</text:p>
          </table:table-cell>
          <table:table-cell table:style-name="ce11" office:value-type="float" office:value="0.000109633" calcext:value-type="float">
            <text:p>1.10E-04</text:p>
          </table:table-cell>
          <table:table-cell table:formula="of:=LOG([.C6]/[.C7])/LOG([.$B6]/[.$B7])" office:value-type="float" office:value="1.53101899193986" calcext:value-type="float">
            <text:p>1.5310189919</text:p>
          </table:table-cell>
          <table:table-cell table:style-name="ce11" office:value-type="float" office:value="0.000165767" calcext:value-type="float">
            <text:p>1.66E-04</text:p>
          </table:table-cell>
          <table:table-cell table:formula="of:=LOG([.E6]/[.E7])/LOG([.$B6]/[.$B7])" office:value-type="float" office:value="1.5681290100531" calcext:value-type="float">
            <text:p>1.5681290101</text:p>
          </table:table-cell>
          <table:table-cell office:value-type="float" office:value="10192" calcext:value-type="float">
            <text:p>10192</text:p>
          </table:table-cell>
          <table:table-cell office:value-type="float" office:value="0.0940568" calcext:value-type="float">
            <text:p>0.0940568</text:p>
          </table:table-cell>
          <table:table-cell table:style-name="ce11" office:value-type="float" office:value="0.000772395" calcext:value-type="float">
            <text:p>7.72E-04</text:p>
          </table:table-cell>
          <table:table-cell table:formula="of:=LOG([.I6]/[.I7])/LOG([.$B6]/[.$B7])" office:value-type="float" office:value="1.90332912057839" calcext:value-type="float">
            <text:p>1.9033291206</text:p>
          </table:table-cell>
          <table:table-cell office:value-type="float" office:value="0.00077352" calcext:value-type="float">
            <text:p>7.74E-04</text:p>
          </table:table-cell>
          <table:table-cell table:formula="of:=LOG([.K6]/[.K7])/LOG([.$B6]/[.$B7])" office:value-type="float" office:value="1.88750659252902" calcext:value-type="float">
            <text:p>1.8875065925</text:p>
          </table:table-cell>
          <table:table-cell office:value-type="string" calcext:value-type="string">
            <text:p>10k</text:p>
          </table:table-cell>
          <table:table-cell office:value-type="float" office:value="10192" calcext:value-type="float">
            <text:p>10192</text:p>
          </table:table-cell>
          <table:table-cell/>
        </table:table-row>
        <table:table-row table:style-name="ro2">
          <table:table-cell office:value-type="float" office:value="24640" calcext:value-type="float">
            <text:p>24640</text:p>
          </table:table-cell>
          <table:table-cell office:value-type="float" office:value="0.0603108" calcext:value-type="float">
            <text:p>0.0603108</text:p>
          </table:table-cell>
          <table:table-cell table:style-name="ce11" office:value-type="float" office:value="0.0000525867" calcext:value-type="float">
            <text:p>5.26E-05</text:p>
          </table:table-cell>
          <table:table-cell table:formula="of:=LOG([.C7]/[.C8])/LOG([.$B7]/[.$B8])" office:value-type="float" office:value="1.65323038714727" calcext:value-type="float">
            <text:p>1.6532303871</text:p>
          </table:table-cell>
          <table:table-cell table:style-name="ce11" office:value-type="float" office:value="0.000076506" calcext:value-type="float">
            <text:p>7.65E-05</text:p>
          </table:table-cell>
          <table:table-cell table:formula="of:=LOG([.E7]/[.E8])/LOG([.$B7]/[.$B8])" office:value-type="float" office:value="1.73995383599753" calcext:value-type="float">
            <text:p>1.739953836</text:p>
          </table:table-cell>
          <table:table-cell office:value-type="float" office:value="24640" calcext:value-type="float">
            <text:p>24640</text:p>
          </table:table-cell>
          <table:table-cell office:value-type="float" office:value="0.0603108" calcext:value-type="float">
            <text:p>0.0603108</text:p>
          </table:table-cell>
          <table:table-cell table:style-name="ce11" office:value-type="float" office:value="0.000326629" calcext:value-type="float">
            <text:p>3.27E-04</text:p>
          </table:table-cell>
          <table:table-cell table:formula="of:=LOG([.I7]/[.I8])/LOG([.$B7]/[.$B8])" office:value-type="float" office:value="1.93675742775783" calcext:value-type="float">
            <text:p>1.9367574278</text:p>
          </table:table-cell>
          <table:table-cell office:value-type="float" office:value="0.000328532" calcext:value-type="float">
            <text:p>3.29E-04</text:p>
          </table:table-cell>
          <table:table-cell table:formula="of:=LOG([.K7]/[.K8])/LOG([.$B7]/[.$B8])" office:value-type="float" office:value="1.92696006651897" calcext:value-type="float">
            <text:p>1.9269600665</text:p>
          </table:table-cell>
          <table:table-cell office:value-type="string" calcext:value-type="string">
            <text:p>25k</text:p>
          </table:table-cell>
          <table:table-cell office:value-type="float" office:value="24640" calcext:value-type="float">
            <text:p>24640</text:p>
          </table:table-cell>
          <table:table-cell/>
        </table:table-row>
        <table:table-row table:style-name="ro2">
          <table:table-cell office:value-type="float" office:value="48832" calcext:value-type="float">
            <text:p>48832</text:p>
          </table:table-cell>
          <table:table-cell office:value-type="float" office:value="0.0427842" calcext:value-type="float">
            <text:p>0.0427842</text:p>
          </table:table-cell>
          <table:table-cell table:style-name="ce11" office:value-type="float" office:value="0.0000286589" calcext:value-type="float">
            <text:p>2.87E-05</text:p>
          </table:table-cell>
          <table:table-cell table:formula="of:=LOG([.C8]/[.C9])/LOG([.$B8]/[.$B9])" office:value-type="float" office:value="1.76791256432053" calcext:value-type="float">
            <text:p>1.7679125643</text:p>
          </table:table-cell>
          <table:table-cell table:style-name="ce11" office:value-type="float" office:value="0.0000407383" calcext:value-type="float">
            <text:p>4.07E-05</text:p>
          </table:table-cell>
          <table:table-cell table:formula="of:=LOG([.E8]/[.E9])/LOG([.$B8]/[.$B9])" office:value-type="float" office:value="1.83548737433991" calcext:value-type="float">
            <text:p>1.8354873743</text:p>
          </table:table-cell>
          <table:table-cell office:value-type="float" office:value="48832" calcext:value-type="float">
            <text:p>48832</text:p>
          </table:table-cell>
          <table:table-cell office:value-type="float" office:value="0.0427842" calcext:value-type="float">
            <text:p>0.0427842</text:p>
          </table:table-cell>
          <table:table-cell table:style-name="ce11" office:value-type="float" office:value="0.000166773" calcext:value-type="float">
            <text:p>1.67E-04</text:p>
          </table:table-cell>
          <table:table-cell table:formula="of:=LOG([.I8]/[.I9])/LOG([.$B8]/[.$B9])" office:value-type="float" office:value="1.95778769865674" calcext:value-type="float">
            <text:p>1.9577876987</text:p>
          </table:table-cell>
          <table:table-cell office:value-type="float" office:value="0.0001681" calcext:value-type="float">
            <text:p>1.68E-04</text:p>
          </table:table-cell>
          <table:table-cell table:formula="of:=LOG([.K8]/[.K9])/LOG([.$B8]/[.$B9])" office:value-type="float" office:value="1.95162429100795" calcext:value-type="float">
            <text:p>1.951624291</text:p>
          </table:table-cell>
          <table:table-cell office:value-type="string" calcext:value-type="string">
            <text:p>50k</text:p>
          </table:table-cell>
          <table:table-cell office:value-type="float" office:value="48832" calcext:value-type="float">
            <text:p>48832</text:p>
          </table:table-cell>
          <table:table-cell/>
        </table:table-row>
        <table:table-row table:style-name="ro2">
          <table:table-cell office:value-type="float" office:value="100480" calcext:value-type="float">
            <text:p>100480</text:p>
          </table:table-cell>
          <table:table-cell office:value-type="float" office:value="0.0297978" calcext:value-type="float">
            <text:p>0.0297978</text:p>
          </table:table-cell>
          <table:table-cell table:style-name="ce11" office:value-type="float" office:value="0.0000147332" calcext:value-type="float">
            <text:p>1.47E-05</text:p>
          </table:table-cell>
          <table:table-cell table:formula="of:=LOG([.C9]/[.C10])/LOG([.$B9]/[.$B10])" office:value-type="float" office:value="1.83936267905056" calcext:value-type="float">
            <text:p>1.8393626791</text:p>
          </table:table-cell>
          <table:table-cell table:style-name="ce11" office:value-type="float" office:value="0.0000205796" calcext:value-type="float">
            <text:p>2.06E-05</text:p>
          </table:table-cell>
          <table:table-cell table:formula="of:=LOG([.E9]/[.E10])/LOG([.$B9]/[.$B10])" office:value-type="float" office:value="1.88776228474094" calcext:value-type="float">
            <text:p>1.8877622847</text:p>
          </table:table-cell>
          <table:table-cell office:value-type="float" office:value="100480" calcext:value-type="float">
            <text:p>100480</text:p>
          </table:table-cell>
          <table:table-cell office:value-type="float" office:value="0.0297978" calcext:value-type="float">
            <text:p>0.0297978</text:p>
          </table:table-cell>
          <table:table-cell table:style-name="ce11" office:value-type="float" office:value="0.000081775" calcext:value-type="float">
            <text:p>8.18E-05</text:p>
          </table:table-cell>
          <table:table-cell table:formula="of:=LOG([.I9]/[.I10])/LOG([.$B9]/[.$B10])" office:value-type="float" office:value="1.97012562165062" calcext:value-type="float">
            <text:p>1.9701256217</text:p>
          </table:table-cell>
          <table:table-cell office:value-type="float" office:value="0.0000825597" calcext:value-type="float">
            <text:p>8.26E-05</text:p>
          </table:table-cell>
          <table:table-cell table:formula="of:=LOG([.K9]/[.K10])/LOG([.$B9]/[.$B10])" office:value-type="float" office:value="1.96563431286629" calcext:value-type="float">
            <text:p>1.9656343129</text:p>
          </table:table-cell>
          <table:table-cell office:value-type="string" calcext:value-type="string">
            <text:p>100k</text:p>
          </table:table-cell>
          <table:table-cell office:value-type="float" office:value="100480" calcext:value-type="float">
            <text:p>100480</text:p>
          </table:table-cell>
          <table:table-cell/>
        </table:table-row>
        <table:table-row table:style-name="ro2">
          <table:table-cell office:value-type="float" office:value="250992" calcext:value-type="float">
            <text:p>250992</text:p>
          </table:table-cell>
          <table:table-cell office:value-type="float" office:value="0.0188374" calcext:value-type="float">
            <text:p>0.0188374</text:p>
          </table:table-cell>
          <table:table-cell table:style-name="ce11" office:value-type="float" office:value="0.00000617951" calcext:value-type="float">
            <text:p>6.18E-06</text:p>
          </table:table-cell>
          <table:table-cell table:formula="of:=LOG([.C10]/[.C11])/LOG([.$B10]/[.$B11])" office:value-type="float" office:value="1.89464201823609" calcext:value-type="float">
            <text:p>1.8946420182</text:p>
          </table:table-cell>
          <table:table-cell table:style-name="ce11" office:value-type="float" office:value="0.00000850595" calcext:value-type="float">
            <text:p>8.51E-06</text:p>
          </table:table-cell>
          <table:table-cell table:formula="of:=LOG([.E10]/[.E11])/LOG([.$B10]/[.$B11])" office:value-type="float" office:value="1.92663114806087" calcext:value-type="float">
            <text:p>1.9266311481</text:p>
          </table:table-cell>
          <table:table-cell office:value-type="float" office:value="250992" calcext:value-type="float">
            <text:p>250992</text:p>
          </table:table-cell>
          <table:table-cell office:value-type="float" office:value="0.0188374" calcext:value-type="float">
            <text:p>0.0188374</text:p>
          </table:table-cell>
          <table:table-cell table:style-name="ce11" office:value-type="float" office:value="0.0000329872" calcext:value-type="float">
            <text:p>3.30E-05</text:p>
          </table:table-cell>
          <table:table-cell table:formula="of:=LOG([.I10]/[.I11])/LOG([.$B10]/[.$B11])" office:value-type="float" office:value="1.97965797877356" calcext:value-type="float">
            <text:p>1.9796579788</text:p>
          </table:table-cell>
          <table:table-cell office:value-type="float" office:value="0.0000333465" calcext:value-type="float">
            <text:p>3.33E-05</text:p>
          </table:table-cell>
          <table:table-cell table:formula="of:=LOG([.K10]/[.K11])/LOG([.$B10]/[.$B11])" office:value-type="float" office:value="1.97686001884099" calcext:value-type="float">
            <text:p>1.9768600188</text:p>
          </table:table-cell>
          <table:table-cell office:value-type="string" calcext:value-type="string">
            <text:p>250k</text:p>
          </table:table-cell>
          <table:table-cell office:value-type="float" office:value="250992" calcext:value-type="float">
            <text:p>25099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W:</text:p>
          </table:table-cell>
          <table:table-cell table:formula="of:=AVERAGE([.D4:.D11])" office:value-type="float" office:value="1.97625768809634" calcext:value-type="float">
            <text:p>1.9762576881</text:p>
          </table:table-cell>
          <table:table-cell table:number-columns-repeated="4"/>
          <table:table-cell table:style-name="ce10"/>
          <table:table-cell/>
          <table:table-cell table:style-name="ce10"/>
          <table:table-cell table:number-columns-repeated="4"/>
        </table:table-row>
        <table:table-row table:style-name="ro2">
          <table:table-cell table:number-columns-repeated="8"/>
          <table:table-cell table:style-name="ce10"/>
          <table:table-cell/>
          <table:table-cell table:style-name="ce10"/>
          <table:table-cell table:number-columns-repeated="4"/>
        </table:table-row>
        <table:table-row table:style-name="ro2">
          <table:table-cell table:style-name="ce8"/>
          <table:table-cell table:style-name="ce9"/>
          <table:table-cell table:style-name="ce9" table:number-columns-spanned="4" table:number-rows-spanned="1"/>
          <table:covered-table-cell table:number-columns-repeated="3" table:style-name="ce13"/>
          <table:table-cell table:style-name="ce8"/>
          <table:table-cell table:style-name="ce9"/>
          <table:table-cell table:style-name="ce9" table:number-columns-spanned="4" table:number-rows-spanned="1"/>
          <table:covered-table-cell table:number-columns-repeated="3" table:style-name="ce13"/>
          <table:table-cell table:style-name="ce13"/>
          <table:table-cell table:style-name="ce8" table:number-columns-repeated="2"/>
        </table:table-row>
        <table:table-row table:style-name="ro2">
          <table:table-cell table:style-name="ce8"/>
          <table:table-cell table:style-name="ce9" table:number-columns-repeated="2"/>
          <table:table-cell table:style-name="ce13"/>
          <table:table-cell table:style-name="ce9"/>
          <table:table-cell table:style-name="ce13"/>
          <table:table-cell table:style-name="ce8"/>
          <table:table-cell table:style-name="ce9" table:number-columns-repeated="2"/>
          <table:table-cell table:style-name="ce13"/>
          <table:table-cell table:style-name="ce9"/>
          <table:table-cell table:style-name="ce13"/>
          <table:table-cell table:style-name="ce9" table:number-columns-spanned="3" table:number-rows-spanned="1"/>
          <table:covered-table-cell table:number-columns-repeated="2" table:style-name="ce8"/>
        </table:table-row>
        <table:table-row table:style-name="ro2">
          <table:table-cell/>
          <table:table-cell office:value-type="string" calcext:value-type="string">
            <text:p>bicgstab2</text:p>
          </table:table-cell>
          <table:table-cell table:style-name="ce12" office:value-type="float" office:value="0.0000000001" calcext:value-type="float">
            <text:p>1.00E-010</text:p>
          </table:table-cell>
          <table:table-cell table:number-columns-repeated="4"/>
          <table:table-cell office:value-type="string" calcext:value-type="string">
            <text:p>bicgstab2</text:p>
          </table:table-cell>
          <table:table-cell table:style-name="ce10"/>
          <table:table-cell/>
          <table:table-cell table:style-name="ce10"/>
          <table:table-cell table:number-columns-repeated="4"/>
        </table:table-row>
        <table:table-row table:style-name="ro2" table:number-rows-repeated="2">
          <table:table-cell table:number-columns-repeated="8"/>
          <table:table-cell table:style-name="ce10"/>
          <table:table-cell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Max</text:p>
          </table:table-cell>
          <table:table-cell office:value-type="string" calcext:value-type="string">
            <text:p>l2fem</text:p>
          </table:table-cell>
          <table:table-cell office:value-type="string" calcext:value-type="string">
            <text:p>maxfem</text:p>
          </table:table-cell>
          <table:table-cell office:value-type="string" calcext:value-type="string">
            <text:p>l2dec</text:p>
          </table:table-cell>
          <table:table-cell table:style-name="ce10" office:value-type="string" calcext:value-type="string">
            <text:p>maxdec</text:p>
          </table:table-cell>
          <table:table-cell table:number-columns-repeated="3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office:value-type="float" office:value="0.484083" calcext:value-type="float">
            <text:p>0.484083</text:p>
          </table:table-cell>
          <table:table-cell office:value-type="float" office:value="0.00421774" calcext:value-type="float">
            <text:p>0.00421774</text:p>
          </table:table-cell>
          <table:table-cell office:value-type="float" office:value="0.00660004" calcext:value-type="float">
            <text:p>0.00660004</text:p>
          </table:table-cell>
          <table:table-cell office:value-type="float" office:value="0.0152675" calcext:value-type="float">
            <text:p>0.0152675</text:p>
          </table:table-cell>
          <table:table-cell table:style-name="ce10" office:value-type="float" office:value="0.0142554" calcext:value-type="float">
            <text:p>0.0142554</text:p>
          </table:table-cell>
          <table:table-cell table:number-columns-repeated="3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office:value-type="float" office:value="0.263248" calcext:value-type="float">
            <text:p>0.263248</text:p>
          </table:table-cell>
          <table:table-cell office:value-type="float" office:value="0.000697127" calcext:value-type="float">
            <text:p>0.000697127</text:p>
          </table:table-cell>
          <table:table-cell office:value-type="float" office:value="0.00112215" calcext:value-type="float">
            <text:p>0.00112215</text:p>
          </table:table-cell>
          <table:table-cell office:value-type="float" office:value="0.00526172" calcext:value-type="float">
            <text:p>0.00526172</text:p>
          </table:table-cell>
          <table:table-cell table:style-name="ce10" office:value-type="float" office:value="0.00513371" calcext:value-type="float">
            <text:p>0.00513371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2"/>
          <table:table-cell office:value-type="float" office:value="0.214754" calcext:value-type="float">
            <text:p>0.214754</text:p>
          </table:table-cell>
          <table:table-cell office:value-type="float" office:value="0.000424975" calcext:value-type="float">
            <text:p>0.000424975</text:p>
          </table:table-cell>
          <table:table-cell office:value-type="float" office:value="0.000601834" calcext:value-type="float">
            <text:p>0.000601834</text:p>
          </table:table-cell>
          <table:table-cell office:value-type="float" office:value="0.00363798" calcext:value-type="float">
            <text:p>0.00363798</text:p>
          </table:table-cell>
          <table:table-cell table:style-name="ce10" office:value-type="float" office:value="0.0035787" calcext:value-type="float">
            <text:p>0.0035787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2"/>
          <table:table-cell office:value-type="float" office:value="0.138422" calcext:value-type="float">
            <text:p>0.138422</text:p>
          </table:table-cell>
          <table:table-cell office:value-type="float" office:value="0.000198093" calcext:value-type="float">
            <text:p>0.000198093</text:p>
          </table:table-cell>
          <table:table-cell office:value-type="float" office:value="0.000303846" calcext:value-type="float">
            <text:p>0.000303846</text:p>
          </table:table-cell>
          <table:table-cell office:value-type="float" office:value="0.00161156" calcext:value-type="float">
            <text:p>0.00161156</text:p>
          </table:table-cell>
          <table:table-cell table:style-name="ce10" office:value-type="float" office:value="0.00160407" calcext:value-type="float">
            <text:p>0.00160407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2">
          <table:table-cell/>
          <table:table-cell table:style-name="Default"/>
          <table:table-cell office:value-type="float" office:value="0.0940568" calcext:value-type="float">
            <text:p>0.0940568</text:p>
          </table:table-cell>
          <table:table-cell office:value-type="float" office:value="0.000109633" calcext:value-type="float">
            <text:p>0.000109633</text:p>
          </table:table-cell>
          <table:table-cell office:value-type="float" office:value="0.000165767" calcext:value-type="float">
            <text:p>0.000165767</text:p>
          </table:table-cell>
          <table:table-cell office:value-type="float" office:value="0.000772395" calcext:value-type="float">
            <text:p>0.000772395</text:p>
          </table:table-cell>
          <table:table-cell table:style-name="ce10" office:value-type="float" office:value="0.00077352" calcext:value-type="float">
            <text:p>0.00077352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 office:value-type="float" office:value="0.0603108" calcext:value-type="float">
            <text:p>0.0603108</text:p>
          </table:table-cell>
          <table:table-cell office:value-type="float" office:value="0.0000525867" calcext:value-type="float">
            <text:p>5.25867E-005</text:p>
          </table:table-cell>
          <table:table-cell office:value-type="float" office:value="0.000076506" calcext:value-type="float">
            <text:p>0.000076506</text:p>
          </table:table-cell>
          <table:table-cell office:value-type="float" office:value="0.000326629" calcext:value-type="float">
            <text:p>0.000326629</text:p>
          </table:table-cell>
          <table:table-cell table:style-name="ce10" office:value-type="float" office:value="0.000328532" calcext:value-type="float">
            <text:p>0.000328532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 office:value-type="float" office:value="0.0427842" calcext:value-type="float">
            <text:p>0.0427842</text:p>
          </table:table-cell>
          <table:table-cell office:value-type="float" office:value="0.0000286589" calcext:value-type="float">
            <text:p>2.86589E-005</text:p>
          </table:table-cell>
          <table:table-cell office:value-type="float" office:value="0.0000407383" calcext:value-type="float">
            <text:p>4.07383E-005</text:p>
          </table:table-cell>
          <table:table-cell office:value-type="float" office:value="0.000166773" calcext:value-type="float">
            <text:p>0.000166773</text:p>
          </table:table-cell>
          <table:table-cell table:style-name="ce10" office:value-type="float" office:value="0.0001681" calcext:value-type="float">
            <text:p>0.0001681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 office:value-type="float" office:value="0.0297978" calcext:value-type="float">
            <text:p>0.0297978</text:p>
          </table:table-cell>
          <table:table-cell office:value-type="float" office:value="0.0000147332" calcext:value-type="float">
            <text:p>1.47332E-005</text:p>
          </table:table-cell>
          <table:table-cell office:value-type="float" office:value="0.0000205796" calcext:value-type="float">
            <text:p>2.05796E-005</text:p>
          </table:table-cell>
          <table:table-cell office:value-type="float" office:value="0.000081775" calcext:value-type="float">
            <text:p>0.000081775</text:p>
          </table:table-cell>
          <table:table-cell table:style-name="ce10" office:value-type="float" office:value="0.0000825597" calcext:value-type="float">
            <text:p>8.25597E-005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 office:value-type="float" office:value="0.0188374" calcext:value-type="float">
            <text:p>0.0188374</text:p>
          </table:table-cell>
          <table:table-cell office:value-type="float" office:value="0.00000617951" calcext:value-type="float">
            <text:p>6.17951E-006</text:p>
          </table:table-cell>
          <table:table-cell office:value-type="float" office:value="0.00000850595" calcext:value-type="float">
            <text:p>0.000008506</text:p>
          </table:table-cell>
          <table:table-cell office:value-type="float" office:value="0.0000329872" calcext:value-type="float">
            <text:p>3.29872E-005</text:p>
          </table:table-cell>
          <table:table-cell table:style-name="ce10" office:value-type="float" office:value="0.0000333465" calcext:value-type="float">
            <text:p>3.33465E-005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</table:table>
      <table:table table:name="Sphere" table:style-name="ta1">
        <table:table-column table:style-name="co1" table:number-columns-repeated="14" table:default-cell-style-name="Default"/>
        <table:table-row table:style-name="ro1">
          <table:table-cell table:style-name="ce6"/>
          <table:table-cell table:style-name="ce1"/>
          <table:table-cell table:style-name="ce1" office:value-type="string" calcext:value-type="string" table:number-columns-spanned="4" table:number-rows-spanned="1">
            <text:p>FEM</text:p>
          </table:table-cell>
          <table:covered-table-cell table:style-name="ce5"/>
          <table:covered-table-cell table:style-name="ce1"/>
          <table:covered-table-cell table:style-name="ce5"/>
          <table:table-cell table:style-name="ce6"/>
          <table:table-cell table:style-name="ce1"/>
          <table:table-cell table:style-name="ce1" office:value-type="string" calcext:value-type="string" table:number-columns-spanned="4" table:number-rows-spanned="1">
            <text:p>DEC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calcext:value-type="string">
            <text:p>typ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dofs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_L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_Max</text:p>
          </table:table-cell>
          <table:table-cell table:style-name="ce5" office:value-type="string" calcext:value-type="string">
            <text:p>EOC</text:p>
          </table:table-cell>
          <table:table-cell table:style-name="ce6" office:value-type="string" calcext:value-type="string">
            <text:p>dofs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_L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_Max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 table:number-columns-spanned="2" table:number-rows-spanned="1">
            <text:p>Bem.</text:p>
          </table:table-cell>
          <table:covered-table-cell table:style-name="ce6"/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3" office:value-type="float" office:value="0.152342" calcext:value-type="float">
            <text:p>0.152342</text:p>
          </table:table-cell>
          <table:table-cell table:style-name="ce4" office:value-type="float" office:value="0.00701125" calcext:value-type="float">
            <text:p>7.01E-03</text:p>
          </table:table-cell>
          <table:table-cell table:style-name="ce3"/>
          <table:table-cell table:style-name="ce4" office:value-type="float" office:value="0.00865265" calcext:value-type="float">
            <text:p>8.65E-03</text:p>
          </table:table-cell>
          <table:table-cell table:style-name="ce3"/>
          <table:table-cell office:value-type="float" office:value="1002" calcext:value-type="float">
            <text:p>1002</text:p>
          </table:table-cell>
          <table:table-cell table:style-name="ce3" office:value-type="float" office:value="0.152342" calcext:value-type="float">
            <text:p>0.152342</text:p>
          </table:table-cell>
          <table:table-cell table:style-name="ce4" office:value-type="float" office:value="0.00451724" calcext:value-type="float">
            <text:p>4.52E-03</text:p>
          </table:table-cell>
          <table:table-cell table:style-name="ce3"/>
          <table:table-cell table:style-name="ce4" office:value-type="float" office:value="0.00467138" calcext:value-type="float">
            <text:p>4.67E-03</text:p>
          </table:table-cell>
          <table:table-cell table:style-name="ce3"/>
          <table:table-cell table:style-name="ce3" office:value-type="string" calcext:value-type="string">
            <text:p>1k</text:p>
          </table:table-cell>
          <table:table-cell/>
        </table:table-row>
        <table:table-row table:style-name="ro3">
          <table:table-cell office:value-type="float" office:value="1962" calcext:value-type="float">
            <text:p>1962</text:p>
          </table:table-cell>
          <table:table-cell table:style-name="ce3" office:value-type="float" office:value="0.108972" calcext:value-type="float">
            <text:p>0.108972</text:p>
          </table:table-cell>
          <table:table-cell table:style-name="ce4" office:value-type="float" office:value="0.0035881" calcext:value-type="float">
            <text:p>3.59E-03</text:p>
          </table:table-cell>
          <table:table-cell table:style-name="ce3" table:formula="of:=LOG([.C3]/[.C4])/LOG([.$B3]/[.$B4])" office:value-type="float" office:value="1.99946017181238" calcext:value-type="float">
            <text:p>1.9994601718</text:p>
          </table:table-cell>
          <table:table-cell table:style-name="ce4" office:value-type="float" office:value="0.00455121" calcext:value-type="float">
            <text:p>4.55E-03</text:p>
          </table:table-cell>
          <table:table-cell table:style-name="ce3" table:formula="of:=LOG([.E3]/[.E4])/LOG([.$B3]/[.$B4])" office:value-type="float" office:value="1.91761642147295" calcext:value-type="float">
            <text:p>1.9176164215</text:p>
          </table:table-cell>
          <table:table-cell office:value-type="float" office:value="1962" calcext:value-type="float">
            <text:p>1962</text:p>
          </table:table-cell>
          <table:table-cell table:style-name="ce3" office:value-type="float" office:value="0.108972" calcext:value-type="float">
            <text:p>0.108972</text:p>
          </table:table-cell>
          <table:table-cell table:style-name="ce4" office:value-type="float" office:value="0.00230461" calcext:value-type="float">
            <text:p>2.30E-03</text:p>
          </table:table-cell>
          <table:table-cell table:style-name="ce3" table:formula="of:=LOG([.I3]/[.I4])/LOG([.$B3]/[.$B4])" office:value-type="float" office:value="2.00870254072303" calcext:value-type="float">
            <text:p>2.0087025407</text:p>
          </table:table-cell>
          <table:table-cell table:style-name="ce4" office:value-type="float" office:value="0.00237221" calcext:value-type="float">
            <text:p>2.37E-03</text:p>
          </table:table-cell>
          <table:table-cell table:style-name="ce3" table:formula="of:=LOG([.K3]/[.K4])/LOG([.$B3]/[.$B4])" office:value-type="float" office:value="2.02256010767865" calcext:value-type="float">
            <text:p>2.0225601077</text:p>
          </table:table-cell>
          <table:table-cell table:style-name="ce3" office:value-type="string" calcext:value-type="string">
            <text:p>2k</text:p>
          </table:table-cell>
          <table:table-cell/>
        </table:table-row>
        <table:table-row table:style-name="ro3">
          <table:table-cell office:value-type="float" office:value="5292" calcext:value-type="float">
            <text:p>5292</text:p>
          </table:table-cell>
          <table:table-cell table:style-name="ce3" office:value-type="float" office:value="0.0663925" calcext:value-type="float">
            <text:p>0.0663925</text:p>
          </table:table-cell>
          <table:table-cell table:style-name="ce4" office:value-type="float" office:value="0.00133213" calcext:value-type="float">
            <text:p>1.33E-03</text:p>
          </table:table-cell>
          <table:table-cell table:style-name="ce3" table:formula="of:=LOG([.C4]/[.C5])/LOG([.$B4]/[.$B5])" office:value-type="float" office:value="1.99965673358815" calcext:value-type="float">
            <text:p>1.9996567336</text:p>
          </table:table-cell>
          <table:table-cell table:style-name="ce4" office:value-type="float" office:value="0.00176727" calcext:value-type="float">
            <text:p>1.77E-03</text:p>
          </table:table-cell>
          <table:table-cell table:style-name="ce3" table:formula="of:=LOG([.E4]/[.E5])/LOG([.$B4]/[.$B5])" office:value-type="float" office:value="1.90906969316046" calcext:value-type="float">
            <text:p>1.9090696932</text:p>
          </table:table-cell>
          <table:table-cell office:value-type="float" office:value="5292" calcext:value-type="float">
            <text:p>5292</text:p>
          </table:table-cell>
          <table:table-cell table:style-name="ce3" office:value-type="float" office:value="0.0663925" calcext:value-type="float">
            <text:p>0.0663925</text:p>
          </table:table-cell>
          <table:table-cell table:style-name="ce4" office:value-type="float" office:value="0.000853861" calcext:value-type="float">
            <text:p>8.54E-04</text:p>
          </table:table-cell>
          <table:table-cell table:style-name="ce3" table:formula="of:=LOG([.I4]/[.I5])/LOG([.$B4]/[.$B5])" office:value-type="float" office:value="2.00380335037994" calcext:value-type="float">
            <text:p>2.0038033504</text:p>
          </table:table-cell>
          <table:table-cell table:style-name="ce4" office:value-type="float" office:value="0.000880758" calcext:value-type="float">
            <text:p>8.81E-04</text:p>
          </table:table-cell>
          <table:table-cell table:style-name="ce3" table:formula="of:=LOG([.K4]/[.K5])/LOG([.$B4]/[.$B5])" office:value-type="float" office:value="1.99955731861913" calcext:value-type="float">
            <text:p>1.9995573186</text:p>
          </table:table-cell>
          <table:table-cell table:style-name="ce3" office:value-type="string" calcext:value-type="string">
            <text:p>5k</text:p>
          </table:table-cell>
          <table:table-cell/>
        </table:table-row>
        <table:table-row table:style-name="ro3">
          <table:table-cell office:value-type="float" office:value="10242" calcext:value-type="float">
            <text:p>10242</text:p>
          </table:table-cell>
          <table:table-cell table:style-name="ce3" office:value-type="float" office:value="0.0477329" calcext:value-type="float">
            <text:p>0.0477329</text:p>
          </table:table-cell>
          <table:table-cell table:style-name="ce4" office:value-type="float" office:value="0.000688584" calcext:value-type="float">
            <text:p>6.89E-04</text:p>
          </table:table-cell>
          <table:table-cell table:style-name="ce3" table:formula="of:=LOG([.C5]/[.C6])/LOG([.$B5]/[.$B6])" office:value-type="float" office:value="1.99991122486111" calcext:value-type="float">
            <text:p>1.9999112249</text:p>
          </table:table-cell>
          <table:table-cell table:style-name="ce4" office:value-type="float" office:value="0.00093964" calcext:value-type="float">
            <text:p>9.40E-04</text:p>
          </table:table-cell>
          <table:table-cell table:style-name="ce3" table:formula="of:=LOG([.E5]/[.E6])/LOG([.$B5]/[.$B6])" office:value-type="float" office:value="1.91443899911494" calcext:value-type="float">
            <text:p>1.9144389991</text:p>
          </table:table-cell>
          <table:table-cell office:value-type="float" office:value="10242" calcext:value-type="float">
            <text:p>10242</text:p>
          </table:table-cell>
          <table:table-cell table:style-name="ce3" office:value-type="float" office:value="0.0477329" calcext:value-type="float">
            <text:p>0.0477329</text:p>
          </table:table-cell>
          <table:table-cell table:style-name="ce4" office:value-type="float" office:value="0.000441103" calcext:value-type="float">
            <text:p>4.41E-04</text:p>
          </table:table-cell>
          <table:table-cell table:style-name="ce3" table:formula="of:=LOG([.I5]/[.I6])/LOG([.$B5]/[.$B6])" office:value-type="float" office:value="2.00170803110422" calcext:value-type="float">
            <text:p>2.0017080311</text:p>
          </table:table-cell>
          <table:table-cell table:style-name="ce4" office:value-type="float" office:value="0.00045522" calcext:value-type="float">
            <text:p>4.55E-04</text:p>
          </table:table-cell>
          <table:table-cell table:style-name="ce3" table:formula="of:=LOG([.K5]/[.K6])/LOG([.$B5]/[.$B6])" office:value-type="float" office:value="2.0002292994673" calcext:value-type="float">
            <text:p>2.0002292995</text:p>
          </table:table-cell>
          <table:table-cell table:style-name="ce3" office:value-type="string" calcext:value-type="string">
            <text:p>10k</text:p>
          </table:table-cell>
          <table:table-cell/>
        </table:table-row>
        <table:table-row table:style-name="ro3">
          <table:table-cell office:value-type="float" office:value="25002" calcext:value-type="float">
            <text:p>25002</text:p>
          </table:table-cell>
          <table:table-cell table:style-name="ce3" office:value-type="float" office:value="0.0305541" calcext:value-type="float">
            <text:p>0.0305541</text:p>
          </table:table-cell>
          <table:table-cell table:style-name="ce4" office:value-type="float" office:value="0.000282149" calcext:value-type="float">
            <text:p>2.82E-04</text:p>
          </table:table-cell>
          <table:table-cell table:style-name="ce3" table:formula="of:=LOG([.C6]/[.C7])/LOG([.$B6]/[.$B7])" office:value-type="float" office:value="1.99990586732776" calcext:value-type="float">
            <text:p>1.9999058673</text:p>
          </table:table-cell>
          <table:table-cell table:style-name="ce4" office:value-type="float" office:value="0.000399241" calcext:value-type="float">
            <text:p>3.99E-04</text:p>
          </table:table-cell>
          <table:table-cell table:style-name="ce3" table:formula="of:=LOG([.E6]/[.E7])/LOG([.$B6]/[.$B7])" office:value-type="float" office:value="1.9186042594941" calcext:value-type="float">
            <text:p>1.9186042595</text:p>
          </table:table-cell>
          <table:table-cell office:value-type="float" office:value="25002" calcext:value-type="float">
            <text:p>25002</text:p>
          </table:table-cell>
          <table:table-cell table:style-name="ce3" office:value-type="float" office:value="0.0305541" calcext:value-type="float">
            <text:p>0.0305541</text:p>
          </table:table-cell>
          <table:table-cell table:style-name="ce4" office:value-type="float" office:value="0.000180675" calcext:value-type="float">
            <text:p>1.81E-04</text:p>
          </table:table-cell>
          <table:table-cell table:style-name="ce3" table:formula="of:=LOG([.I6]/[.I7])/LOG([.$B6]/[.$B7])" office:value-type="float" office:value="2.00074993286203" calcext:value-type="float">
            <text:p>2.0007499329</text:p>
          </table:table-cell>
          <table:table-cell table:style-name="ce4" office:value-type="float" office:value="0.000186452" calcext:value-type="float">
            <text:p>1.86E-04</text:p>
          </table:table-cell>
          <table:table-cell table:style-name="ce3" table:formula="of:=LOG([.K6]/[.K7])/LOG([.$B6]/[.$B7])" office:value-type="float" office:value="2.0008136243555" calcext:value-type="float">
            <text:p>2.0008136244</text:p>
          </table:table-cell>
          <table:table-cell table:style-name="ce3" office:value-type="string" calcext:value-type="string">
            <text:p>25k</text:p>
          </table:table-cell>
          <table:table-cell/>
        </table:table-row>
        <table:table-row table:style-name="ro3">
          <table:table-cell office:value-type="float" office:value="50412" calcext:value-type="float">
            <text:p>50412</text:p>
          </table:table-cell>
          <table:table-cell table:style-name="ce3" office:value-type="float" office:value="0.0215183" calcext:value-type="float">
            <text:p>0.0215183</text:p>
          </table:table-cell>
          <table:table-cell table:style-name="ce4" office:value-type="float" office:value="0.000139946" calcext:value-type="float">
            <text:p>1.40E-04</text:p>
          </table:table-cell>
          <table:table-cell table:style-name="ce3" table:formula="of:=LOG([.C7]/[.C8])/LOG([.$B7]/[.$B8])" office:value-type="float" office:value="1.99996683466737" calcext:value-type="float">
            <text:p>1.9999668347</text:p>
          </table:table-cell>
          <table:table-cell table:style-name="ce4" office:value-type="float" office:value="0.000203596" calcext:value-type="float">
            <text:p>2.04E-04</text:p>
          </table:table-cell>
          <table:table-cell table:style-name="ce3" table:formula="of:=LOG([.E7]/[.E8])/LOG([.$B7]/[.$B8])" office:value-type="float" office:value="1.92081268760098" calcext:value-type="float">
            <text:p>1.9208126876</text:p>
          </table:table-cell>
          <table:table-cell office:value-type="float" office:value="50412" calcext:value-type="float">
            <text:p>50412</text:p>
          </table:table-cell>
          <table:table-cell table:style-name="ce3" office:value-type="float" office:value="0.0215183" calcext:value-type="float">
            <text:p>0.0215183</text:p>
          </table:table-cell>
          <table:table-cell table:style-name="ce4" office:value-type="float" office:value="0.0000896026" calcext:value-type="float">
            <text:p>8.96E-05</text:p>
          </table:table-cell>
          <table:table-cell table:style-name="ce3" table:formula="of:=LOG([.I7]/[.I8])/LOG([.$B7]/[.$B8])" office:value-type="float" office:value="2.00035712379465" calcext:value-type="float">
            <text:p>2.0003571238</text:p>
          </table:table-cell>
          <table:table-cell table:style-name="ce4" office:value-type="float" office:value="0.0000924908" calcext:value-type="float">
            <text:p>9.25E-05</text:p>
          </table:table-cell>
          <table:table-cell table:style-name="ce3" table:formula="of:=LOG([.K7]/[.K8])/LOG([.$B7]/[.$B8])" office:value-type="float" office:value="1.99964163596481" calcext:value-type="float">
            <text:p>1.999641636</text:p>
          </table:table-cell>
          <table:table-cell table:style-name="ce3" office:value-type="string" calcext:value-type="string">
            <text:p>50k</text:p>
          </table:table-cell>
          <table:table-cell/>
        </table:table-row>
        <table:table-row table:style-name="ro3">
          <table:table-cell office:value-type="float" office:value="100002" calcext:value-type="float">
            <text:p>100002</text:p>
          </table:table-cell>
          <table:table-cell table:style-name="ce3" office:value-type="float" office:value="0.0152791" calcext:value-type="float">
            <text:p>0.0152791</text:p>
          </table:table-cell>
          <table:table-cell table:style-name="ce4" office:value-type="float" office:value="0.0000705513" calcext:value-type="float">
            <text:p>7.06E-05</text:p>
          </table:table-cell>
          <table:table-cell table:style-name="ce3" table:formula="of:=LOG([.C8]/[.C9])/LOG([.$B8]/[.$B9])" office:value-type="float" office:value="2.00023602834282" calcext:value-type="float">
            <text:p>2.0002360283</text:p>
          </table:table-cell>
          <table:table-cell table:style-name="ce4" office:value-type="float" office:value="0.000105366" calcext:value-type="float">
            <text:p>1.05E-04</text:p>
          </table:table-cell>
          <table:table-cell table:style-name="ce3" table:formula="of:=LOG([.E8]/[.E9])/LOG([.$B8]/[.$B9])" office:value-type="float" office:value="1.92366614711151" calcext:value-type="float">
            <text:p>1.9236661471</text:p>
          </table:table-cell>
          <table:table-cell office:value-type="float" office:value="100002" calcext:value-type="float">
            <text:p>100002</text:p>
          </table:table-cell>
          <table:table-cell table:style-name="ce3" office:value-type="float" office:value="0.0152791" calcext:value-type="float">
            <text:p>0.0152791</text:p>
          </table:table-cell>
          <table:table-cell table:style-name="ce4" office:value-type="float" office:value="0.0000451687" calcext:value-type="float">
            <text:p>4.52E-05</text:p>
          </table:table-cell>
          <table:table-cell table:style-name="ce3" table:formula="of:=LOG([.I8]/[.I9])/LOG([.$B8]/[.$B9])" office:value-type="float" office:value="2.00042129668614" calcext:value-type="float">
            <text:p>2.0004212967</text:p>
          </table:table-cell>
          <table:table-cell table:style-name="ce4" office:value-type="float" office:value="0.0000466237" calcext:value-type="float">
            <text:p>4.66E-05</text:p>
          </table:table-cell>
          <table:table-cell table:style-name="ce3" table:formula="of:=LOG([.K8]/[.K9])/LOG([.$B8]/[.$B9])" office:value-type="float" office:value="2.00048033638286" calcext:value-type="float">
            <text:p>2.0004803364</text:p>
          </table:table-cell>
          <table:table-cell table:style-name="ce3" office:value-type="string" calcext:value-type="string">
            <text:p>100k</text:p>
          </table:table-cell>
          <table:table-cell/>
        </table:table-row>
        <table:table-row table:style-name="ro3">
          <table:table-cell office:value-type="float" office:value="249642" calcext:value-type="float">
            <text:p>249642</text:p>
          </table:table-cell>
          <table:table-cell table:style-name="ce3" office:value-type="float" office:value="0.00967015" calcext:value-type="float">
            <text:p>0.00967015</text:p>
          </table:table-cell>
          <table:table-cell table:style-name="ce4" office:value-type="float" office:value="0.0000282623" calcext:value-type="float">
            <text:p>2.83E-05</text:p>
          </table:table-cell>
          <table:table-cell table:style-name="ce3" table:formula="of:=LOG([.C9]/[.C10])/LOG([.$B9]/[.$B10])" office:value-type="float" office:value="1.99984090493799" calcext:value-type="float">
            <text:p>1.9998409049</text:p>
          </table:table-cell>
          <table:table-cell table:style-name="ce4" office:value-type="float" office:value="0.000043666" calcext:value-type="float">
            <text:p>4.37E-05</text:p>
          </table:table-cell>
          <table:table-cell table:style-name="ce3" table:formula="of:=LOG([.E9]/[.E10])/LOG([.$B9]/[.$B10])" office:value-type="float" office:value="1.92564329505112" calcext:value-type="float">
            <text:p>1.9256432951</text:p>
          </table:table-cell>
          <table:table-cell office:value-type="float" office:value="249642" calcext:value-type="float">
            <text:p>249642</text:p>
          </table:table-cell>
          <table:table-cell table:style-name="ce3" office:value-type="float" office:value="0.00967015" calcext:value-type="float">
            <text:p>0.00967015</text:p>
          </table:table-cell>
          <table:table-cell table:style-name="ce4" office:value-type="float" office:value="0.0000180934" calcext:value-type="float">
            <text:p>1.81E-05</text:p>
          </table:table-cell>
          <table:table-cell table:style-name="ce3" table:formula="of:=LOG([.I9]/[.I10])/LOG([.$B9]/[.$B10])" office:value-type="float" office:value="1.99994101485304" calcext:value-type="float">
            <text:p>1.9999410149</text:p>
          </table:table-cell>
          <table:table-cell table:style-name="ce4" office:value-type="float" office:value="0.0000186777" calcext:value-type="float">
            <text:p>1.87E-05</text:p>
          </table:table-cell>
          <table:table-cell table:style-name="ce3" table:formula="of:=LOG([.K9]/[.K10])/LOG([.$B9]/[.$B10])" office:value-type="float" office:value="1.9997695362131" calcext:value-type="float">
            <text:p>1.9997695362</text:p>
          </table:table-cell>
          <table:table-cell table:style-name="ce3" office:value-type="string" calcext:value-type="string">
            <text:p>250k</text:p>
          </table:table-cell>
          <table:table-cell/>
        </table:table-row>
        <table:table-row table:style-name="ro3" table:number-rows-repeated="2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5"/>
          <table:table-cell table:style-name="ce6"/>
        </table:table-row>
        <table:table-row table:style-name="ro3"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 table:number-columns-spanned="2" table:number-rows-spanned="1"/>
          <table:covered-table-cell table:style-name="ce6"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 office:value-type="string" calcext:value-type="string">
            <text:p>bicgstab2</text:p>
          </table:table-cell>
          <table:table-cell table:style-name="ce3" office:value-type="string" calcext:value-type="string">
            <text:p>E-10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bicgstab2</text:p>
          </table:table-cell>
          <table:table-cell table:style-name="ce3" table:number-columns-repeated="5"/>
          <table:table-cell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 office:value-type="string" calcext:value-type="string">
            <text:p>hMax</text:p>
          </table:table-cell>
          <table:table-cell table:style-name="ce3" office:value-type="string" calcext:value-type="string">
            <text:p>l2fem</text:p>
          </table:table-cell>
          <table:table-cell table:style-name="ce3" office:value-type="string" calcext:value-type="string">
            <text:p>maxfem</text:p>
          </table:table-cell>
          <table:table-cell table:style-name="ce3" office:value-type="string" calcext:value-type="string">
            <text:p>l2dec</text:p>
          </table:table-cell>
          <table:table-cell table:style-name="ce3" office:value-type="string" calcext:value-type="string">
            <text:p>maxdec</text:p>
          </table:table-cell>
          <table:table-cell/>
          <table:table-cell table:style-name="ce3" table:number-columns-repeated="6"/>
          <table:table-cell/>
        </table:table-row>
        <table:table-row table:style-name="ro2">
          <table:table-cell/>
          <table:table-cell table:style-name="ce3" office:value-type="float" office:value="0.152342" calcext:value-type="float">
            <text:p>0.152342</text:p>
          </table:table-cell>
          <table:table-cell table:style-name="ce7" office:value-type="float" office:value="0.00701125" calcext:value-type="float">
            <text:p>0.00701125</text:p>
          </table:table-cell>
          <table:table-cell table:style-name="ce7" office:value-type="float" office:value="0.00865265" calcext:value-type="float">
            <text:p>0.00865265</text:p>
          </table:table-cell>
          <table:table-cell table:style-name="ce7" office:value-type="float" office:value="0.00451724" calcext:value-type="float">
            <text:p>0.00451724</text:p>
          </table:table-cell>
          <table:table-cell table:style-name="ce7" office:value-type="float" office:value="0.00467138" calcext:value-type="float">
            <text:p>0.00467138</text:p>
          </table:table-cell>
          <table:table-cell/>
          <table:table-cell table:style-name="ce3"/>
          <table:table-cell table:style-name="ce2"/>
          <table:table-cell table:style-name="ce3" table:number-columns-repeated="4"/>
          <table:table-cell/>
        </table:table-row>
        <table:table-row table:style-name="ro2">
          <table:table-cell/>
          <table:table-cell table:style-name="ce3" office:value-type="float" office:value="0.108972" calcext:value-type="float">
            <text:p>0.108972</text:p>
          </table:table-cell>
          <table:table-cell table:style-name="ce7" office:value-type="float" office:value="0.0035881" calcext:value-type="float">
            <text:p>0.00358810</text:p>
          </table:table-cell>
          <table:table-cell table:style-name="ce7" office:value-type="float" office:value="0.00455121" calcext:value-type="float">
            <text:p>0.00455121</text:p>
          </table:table-cell>
          <table:table-cell table:style-name="ce7" office:value-type="float" office:value="0.00230461" calcext:value-type="float">
            <text:p>0.00230461</text:p>
          </table:table-cell>
          <table:table-cell table:style-name="ce7" office:value-type="float" office:value="0.00237221" calcext:value-type="float">
            <text:p>0.00237221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663925" calcext:value-type="float">
            <text:p>0.0663925</text:p>
          </table:table-cell>
          <table:table-cell table:style-name="ce7" office:value-type="float" office:value="0.00133213" calcext:value-type="float">
            <text:p>0.00133213</text:p>
          </table:table-cell>
          <table:table-cell table:style-name="ce7" office:value-type="float" office:value="0.00176727" calcext:value-type="float">
            <text:p>0.00176727</text:p>
          </table:table-cell>
          <table:table-cell table:style-name="ce7" office:value-type="float" office:value="0.000853861" calcext:value-type="float">
            <text:p>0.00085386</text:p>
          </table:table-cell>
          <table:table-cell table:style-name="ce7" office:value-type="float" office:value="0.000880758" calcext:value-type="float">
            <text:p>0.00088076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477329" calcext:value-type="float">
            <text:p>0.0477329</text:p>
          </table:table-cell>
          <table:table-cell table:style-name="ce7" office:value-type="float" office:value="0.000688584" calcext:value-type="float">
            <text:p>0.00068858</text:p>
          </table:table-cell>
          <table:table-cell table:style-name="ce7" office:value-type="float" office:value="0.00093964" calcext:value-type="float">
            <text:p>0.00093964</text:p>
          </table:table-cell>
          <table:table-cell table:style-name="ce7" office:value-type="float" office:value="0.000441103" calcext:value-type="float">
            <text:p>0.00044110</text:p>
          </table:table-cell>
          <table:table-cell table:style-name="ce7" office:value-type="float" office:value="0.00045522" calcext:value-type="float">
            <text:p>0.00045522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305541" calcext:value-type="float">
            <text:p>0.0305541</text:p>
          </table:table-cell>
          <table:table-cell table:style-name="ce7" office:value-type="float" office:value="0.000282149" calcext:value-type="float">
            <text:p>0.00028215</text:p>
          </table:table-cell>
          <table:table-cell table:style-name="ce7" office:value-type="float" office:value="0.000399241" calcext:value-type="float">
            <text:p>0.00039924</text:p>
          </table:table-cell>
          <table:table-cell table:style-name="ce7" office:value-type="float" office:value="0.000180675" calcext:value-type="float">
            <text:p>0.00018068</text:p>
          </table:table-cell>
          <table:table-cell table:style-name="ce7" office:value-type="float" office:value="0.000186452" calcext:value-type="float">
            <text:p>0.00018645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215183" calcext:value-type="float">
            <text:p>0.0215183</text:p>
          </table:table-cell>
          <table:table-cell table:style-name="ce7" office:value-type="float" office:value="0.000139946" calcext:value-type="float">
            <text:p>0.00013995</text:p>
          </table:table-cell>
          <table:table-cell table:style-name="ce7" office:value-type="float" office:value="0.000203596" calcext:value-type="float">
            <text:p>0.00020360</text:p>
          </table:table-cell>
          <table:table-cell table:style-name="ce7" office:value-type="float" office:value="0.0000896026" calcext:value-type="float">
            <text:p>0.00008960</text:p>
          </table:table-cell>
          <table:table-cell table:style-name="ce7" office:value-type="float" office:value="0.0000924908" calcext:value-type="float">
            <text:p>0.0000924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152791" calcext:value-type="float">
            <text:p>0.0152791</text:p>
          </table:table-cell>
          <table:table-cell table:style-name="ce7" office:value-type="float" office:value="0.0000705513" calcext:value-type="float">
            <text:p>0.00007055</text:p>
          </table:table-cell>
          <table:table-cell table:style-name="ce7" office:value-type="float" office:value="0.000105366" calcext:value-type="float">
            <text:p>0.00010537</text:p>
          </table:table-cell>
          <table:table-cell table:style-name="ce7" office:value-type="float" office:value="0.0000451687" calcext:value-type="float">
            <text:p>0.00004517</text:p>
          </table:table-cell>
          <table:table-cell table:style-name="ce7" office:value-type="float" office:value="0.0000466237" calcext:value-type="float">
            <text:p>0.00004662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0967015" calcext:value-type="float">
            <text:p>0.00967015</text:p>
          </table:table-cell>
          <table:table-cell table:style-name="ce7" office:value-type="float" office:value="0.0000282623" calcext:value-type="float">
            <text:p>0.00002826</text:p>
          </table:table-cell>
          <table:table-cell table:style-name="ce7" office:value-type="float" office:value="0.000043666" calcext:value-type="float">
            <text:p>0.00004367</text:p>
          </table:table-cell>
          <table:table-cell table:style-name="ce7" office:value-type="float" office:value="0.0000180934" calcext:value-type="float">
            <text:p>0.00001809</text:p>
          </table:table-cell>
          <table:table-cell table:style-name="ce7" office:value-type="float" office:value="0.0000186777" calcext:value-type="float">
            <text:p>0.00001868</text:p>
          </table:table-cell>
          <table:table-cell table:number-columns-repeated="8"/>
        </table:table-row>
        <table:table-row table:style-name="ro3" table:number-rows-repeated="1048549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9:03:27.9845141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7-28T19:05:34.465689705</dc:date>
    <meta:editing-duration>PT15H21M35S</meta:editing-duration>
    <meta:editing-cycles>59</meta:editing-cycles>
    <meta:generator>LibreOffice/4.2.4.2$Linux_X86_64 LibreOffice_project/420m0$Build-2</meta:generator>
    <dc:creator>ingo </dc:creator>
    <meta:document-statistic meta:table-count="2" meta:cell-count="358" meta:object-count="0"/>
  </office:meta>
</office:document-meta>
</file>